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100000001300C4AE4435E266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04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LaTeX command</text:p>
          </table:table-cell>
          <table:table-cell table:style-name="ce1"/>
          <table:table-cell table:style-name="ce1" office:value-type="string" calcext:value-type="string">
            <text:p>Sample</text:p>
          </table:table-cell>
          <table:table-cell table:style-name="ce1"/>
          <table:table-cell table:style-name="ce1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atex.Add(“</text:p>
          </table:table-cell>
          <table:table-cell office:value-type="string" calcext:value-type="string">
            <text:p>\`{o}</text:p>
          </table:table-cell>
          <table:table-cell table:style-name="ce2" office:value-type="string" calcext:value-type="string">
            <text:p>“, “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“);</text:p>
          </table:table-cell>
          <table:table-cell table:style-name="ce2" office:value-type="string" calcext:value-type="string">
            <text:p>grave accent</text:p>
          </table:table-cell>
          <table:table-cell/>
          <table:table-cell table:formula="of:=CONCATENATE([.A$2];[.B2];[.C$2];[.D2];[.E$2])" office:value-type="string" office:string-value="_latex.Add(“\`{o}“, “ò“);" calcext:value-type="string">
            <text:p>_latex.Add(“\`{o}“, “ò“);</text:p>
          </table:table-cell>
        </table:table-row>
        <table:table-row table:style-name="ro1">
          <table:table-cell/>
          <table:table-cell office:value-type="string" calcext:value-type="string">
            <text:p>\'{o}</text:p>
          </table:table-cell>
          <table:table-cell table:style-name="ce2"/>
          <table:table-cell office:value-type="string" calcext:value-type="string">
            <text:p>ó</text:p>
          </table:table-cell>
          <table:table-cell/>
          <table:table-cell table:style-name="ce2" office:value-type="string" calcext:value-type="string">
            <text:p>acute accent</text:p>
          </table:table-cell>
          <table:table-cell/>
          <table:table-cell table:formula="of:=CONCATENATE([.A$2];[.B3];[.C$2];[.D3];[.E$2])" office:value-type="string" office:string-value="_latex.Add(“\'{o}“, “ó“);" calcext:value-type="string">
            <text:p>_latex.Add(“\'{o}“, “ó“);</text:p>
          </table:table-cell>
        </table:table-row>
        <table:table-row table:style-name="ro1">
          <table:table-cell/>
          <table:table-cell office:value-type="string" calcext:value-type="string">
            <text:p>\^{o}</text:p>
          </table:table-cell>
          <table:table-cell table:style-name="ce2"/>
          <table:table-cell office:value-type="string" calcext:value-type="string">
            <text:p>ô</text:p>
          </table:table-cell>
          <table:table-cell/>
          <table:table-cell table:style-name="ce2" office:value-type="string" calcext:value-type="string">
            <text:p>circumflex</text:p>
          </table:table-cell>
          <table:table-cell/>
          <table:table-cell table:formula="of:=CONCATENATE([.A$2];[.B4];[.C$2];[.D4];[.E$2])" office:value-type="string" office:string-value="_latex.Add(“\^{o}“, “ô“);" calcext:value-type="string">
            <text:p>_latex.Add(“\^{o}“, “ô“);</text:p>
          </table:table-cell>
        </table:table-row>
        <table:table-row table:style-name="ro1">
          <table:table-cell/>
          <table:table-cell office:value-type="string" calcext:value-type="string">
            <text:p>\"{o}</text:p>
          </table:table-cell>
          <table:table-cell table:style-name="ce2"/>
          <table:table-cell office:value-type="string" calcext:value-type="string">
            <text:p>ö</text:p>
          </table:table-cell>
          <table:table-cell/>
          <table:table-cell table:style-name="ce2" office:value-type="string" calcext:value-type="string">
            <text:p>umlaut, trema or dieresis</text:p>
          </table:table-cell>
          <table:table-cell/>
          <table:table-cell table:formula="of:=CONCATENATE([.A$2];[.B5];[.C$2];[.D5];[.E$2])" office:value-type="string" office:string-value="_latex.Add(“\&quot;{o}“, “ö“);" calcext:value-type="string">
            <text:p>_latex.Add(“\"{o}“, “ö“);</text:p>
          </table:table-cell>
        </table:table-row>
        <table:table-row table:style-name="ro1">
          <table:table-cell/>
          <table:table-cell office:value-type="string" calcext:value-type="string">
            <text:p>\H{o}</text:p>
          </table:table-cell>
          <table:table-cell table:style-name="ce2"/>
          <table:table-cell office:value-type="string" calcext:value-type="string">
            <text:p>ő</text:p>
          </table:table-cell>
          <table:table-cell/>
          <table:table-cell table:style-name="ce2" office:value-type="string" calcext:value-type="string">
            <text:p>long Hungarian umlaut (double acute)</text:p>
          </table:table-cell>
          <table:table-cell/>
          <table:table-cell table:formula="of:=CONCATENATE([.A$2];[.B6];[.C$2];[.D6];[.E$2])" office:value-type="string" office:string-value="_latex.Add(“\H{o}“, “ő“);" calcext:value-type="string">
            <text:p>_latex.Add(“\H{o}“, “ő“);</text:p>
          </table:table-cell>
        </table:table-row>
        <table:table-row table:style-name="ro1">
          <table:table-cell/>
          <table:table-cell office:value-type="string" calcext:value-type="string">
            <text:p>\~{o}</text:p>
          </table:table-cell>
          <table:table-cell table:style-name="ce2"/>
          <table:table-cell office:value-type="string" calcext:value-type="string">
            <text:p>õ</text:p>
          </table:table-cell>
          <table:table-cell/>
          <table:table-cell table:style-name="ce2" office:value-type="string" calcext:value-type="string">
            <text:p>tilde</text:p>
          </table:table-cell>
          <table:table-cell/>
          <table:table-cell table:formula="of:=CONCATENATE([.A$2];[.B7];[.C$2];[.D7];[.E$2])" office:value-type="string" office:string-value="_latex.Add(“\~{o}“, “õ“);" calcext:value-type="string">
            <text:p>_latex.Add(“\~{o}“, “õ“);</text:p>
          </table:table-cell>
        </table:table-row>
        <table:table-row table:style-name="ro1">
          <table:table-cell/>
          <table:table-cell office:value-type="string" calcext:value-type="string">
            <text:p>\c{c}</text:p>
          </table:table-cell>
          <table:table-cell table:style-name="ce2"/>
          <table:table-cell office:value-type="string" calcext:value-type="string">
            <text:p>ç</text:p>
          </table:table-cell>
          <table:table-cell/>
          <table:table-cell table:style-name="ce2" office:value-type="string" calcext:value-type="string">
            <text:p>cedilla</text:p>
          </table:table-cell>
          <table:table-cell/>
          <table:table-cell table:formula="of:=CONCATENATE([.A$2];[.B8];[.C$2];[.D8];[.E$2])" office:value-type="string" office:string-value="_latex.Add(“\c{c}“, “ç“);" calcext:value-type="string">
            <text:p>_latex.Add(“\c{c}“, “ç“);</text:p>
          </table:table-cell>
        </table:table-row>
        <table:table-row table:style-name="ro1">
          <table:table-cell/>
          <table:table-cell office:value-type="string" calcext:value-type="string">
            <text:p>\k{a}</text:p>
          </table:table-cell>
          <table:table-cell table:style-name="ce2"/>
          <table:table-cell office:value-type="string" calcext:value-type="string">
            <text:p>ą</text:p>
          </table:table-cell>
          <table:table-cell/>
          <table:table-cell table:style-name="ce2" office:value-type="string" calcext:value-type="string">
            <text:p>ogonek</text:p>
          </table:table-cell>
          <table:table-cell/>
          <table:table-cell table:formula="of:=CONCATENATE([.A$2];[.B9];[.C$2];[.D9];[.E$2])" office:value-type="string" office:string-value="_latex.Add(“\k{a}“, “ą“);" calcext:value-type="string">
            <text:p>_latex.Add(“\k{a}“, “ą“);</text:p>
          </table:table-cell>
        </table:table-row>
        <table:table-row table:style-name="ro1">
          <table:table-cell/>
          <table:table-cell office:value-type="string" calcext:value-type="string">
            <text:p>\l{}</text:p>
          </table:table-cell>
          <table:table-cell table:style-name="ce2"/>
          <table:table-cell office:value-type="string" calcext:value-type="string">
            <text:p>ł</text:p>
          </table:table-cell>
          <table:table-cell/>
          <table:table-cell table:style-name="ce2" office:value-type="string" calcext:value-type="string">
            <text:p>barred l (l with stroke)</text:p>
          </table:table-cell>
          <table:table-cell/>
          <table:table-cell table:formula="of:=CONCATENATE([.A$2];[.B10];[.C$2];[.D10];[.E$2])" office:value-type="string" office:string-value="_latex.Add(“\l{}“, “ł“);" calcext:value-type="string">
            <text:p>_latex.Add(“\l{}“, “ł“);</text:p>
          </table:table-cell>
        </table:table-row>
        <table:table-row table:style-name="ro1">
          <table:table-cell/>
          <table:table-cell office:value-type="string" calcext:value-type="string">
            <text:p>\={o}</text:p>
          </table:table-cell>
          <table:table-cell table:style-name="ce2"/>
          <table:table-cell office:value-type="string" calcext:value-type="string">
            <text:p>ō</text:p>
          </table:table-cell>
          <table:table-cell/>
          <table:table-cell table:style-name="ce2" office:value-type="string" calcext:value-type="string">
            <text:p>macron accent (a bar over the letter)</text:p>
          </table:table-cell>
          <table:table-cell/>
          <table:table-cell table:formula="of:=CONCATENATE([.A$2];[.B11];[.C$2];[.D11];[.E$2])" office:value-type="string" office:string-value="_latex.Add(“\={o}“, “ō“);" calcext:value-type="string">
            <text:p>_latex.Add(“\={o}“, “ō“);</text:p>
          </table:table-cell>
        </table:table-row>
        <table:table-row table:style-name="ro1">
          <table:table-cell/>
          <table:table-cell office:value-type="string" calcext:value-type="string">
            <text:p>\b{o}</text:p>
          </table:table-cell>
          <table:table-cell table:style-name="ce2"/>
          <table:table-cell table:style-name="ce3" office:value-type="string" calcext:value-type="string">
            <text:p>o</text:p>
          </table:table-cell>
          <table:table-cell table:style-name="ce3"/>
          <table:table-cell table:style-name="ce2" office:value-type="string" calcext:value-type="string">
            <text:p>bar under the letter</text:p>
          </table:table-cell>
          <table:table-cell/>
          <table:table-cell table:formula="of:=CONCATENATE([.A$2];[.B12];[.C$2];[.D12];[.E$2])" office:value-type="string" office:string-value="_latex.Add(“\b{o}“, “o“);" calcext:value-type="string">
            <text:p>_latex.Add(“\b{o}“, “o“);</text:p>
          </table:table-cell>
        </table:table-row>
        <table:table-row table:style-name="ro1">
          <table:table-cell/>
          <table:table-cell office:value-type="string" calcext:value-type="string">
            <text:p>\.{o}</text:p>
          </table:table-cell>
          <table:table-cell table:style-name="ce2"/>
          <table:table-cell office:value-type="string" calcext:value-type="string">
            <text:p>ȯ</text:p>
          </table:table-cell>
          <table:table-cell/>
          <table:table-cell table:style-name="ce2" office:value-type="string" calcext:value-type="string">
            <text:p>dot over the letter</text:p>
          </table:table-cell>
          <table:table-cell/>
          <table:table-cell table:formula="of:=CONCATENATE([.A$2];[.B13];[.C$2];[.D13];[.E$2])" office:value-type="string" office:string-value="_latex.Add(“\.{o}“, “ȯ“);" calcext:value-type="string">
            <text:p>_latex.Add(“\.{o}“, “ȯ“);</text:p>
          </table:table-cell>
        </table:table-row>
        <table:table-row table:style-name="ro1">
          <table:table-cell/>
          <table:table-cell office:value-type="string" calcext:value-type="string">
            <text:p>\d{u}</text:p>
          </table:table-cell>
          <table:table-cell table:style-name="ce2"/>
          <table:table-cell office:value-type="string" calcext:value-type="string">
            <text:p>ụ</text:p>
          </table:table-cell>
          <table:table-cell/>
          <table:table-cell table:style-name="ce2" office:value-type="string" calcext:value-type="string">
            <text:p>dot under the letter</text:p>
          </table:table-cell>
          <table:table-cell/>
          <table:table-cell table:formula="of:=CONCATENATE([.A$2];[.B14];[.C$2];[.D14];[.E$2])" office:value-type="string" office:string-value="_latex.Add(“\d{u}“, “ụ“);" calcext:value-type="string">
            <text:p>_latex.Add(“\d{u}“, “ụ“);</text:p>
          </table:table-cell>
        </table:table-row>
        <table:table-row table:style-name="ro2">
          <table:table-cell/>
          <table:table-cell office:value-type="string" calcext:value-type="string">
            <text:p>\r{a}</text:p>
          </table:table-cell>
          <table:table-cell table:style-name="ce2"/>
          <table:table-cell office:value-type="string" calcext:value-type="string">
            <text:p>å</text:p>
          </table:table-cell>
          <table:table-cell/>
          <table:table-cell table:style-name="ce2" office:value-type="string" calcext:value-type="string">
            <text:p>ring over the letter (for å there is also the special command \aa)</text:p>
          </table:table-cell>
          <table:table-cell/>
          <table:table-cell table:formula="of:=CONCATENATE([.A$2];[.B15];[.C$2];[.D15];[.E$2])" office:value-type="string" office:string-value="_latex.Add(“\r{a}“, “å“);" calcext:value-type="string">
            <text:p>_latex.Add(“\r{a}“, “å“);</text:p>
          </table:table-cell>
        </table:table-row>
        <table:table-row table:style-name="ro1">
          <table:table-cell/>
          <table:table-cell office:value-type="string" calcext:value-type="string">
            <text:p>\u{o}</text:p>
          </table:table-cell>
          <table:table-cell table:style-name="ce2"/>
          <table:table-cell office:value-type="string" calcext:value-type="string">
            <text:p>ŏ</text:p>
          </table:table-cell>
          <table:table-cell/>
          <table:table-cell table:style-name="ce2" office:value-type="string" calcext:value-type="string">
            <text:p>breve over the letter</text:p>
          </table:table-cell>
          <table:table-cell/>
          <table:table-cell table:formula="of:=CONCATENATE([.A$2];[.B16];[.C$2];[.D16];[.E$2])" office:value-type="string" office:string-value="_latex.Add(“\u{o}“, “ŏ“);" calcext:value-type="string">
            <text:p>_latex.Add(“\u{o}“, “ŏ“);</text:p>
          </table:table-cell>
        </table:table-row>
        <table:table-row table:style-name="ro1">
          <table:table-cell/>
          <table:table-cell office:value-type="string" calcext:value-type="string">
            <text:p>\v{s}</text:p>
          </table:table-cell>
          <table:table-cell table:style-name="ce2"/>
          <table:table-cell office:value-type="string" calcext:value-type="string">
            <text:p>š</text:p>
          </table:table-cell>
          <table:table-cell/>
          <table:table-cell table:style-name="ce2" office:value-type="string" calcext:value-type="string">
            <text:p>caron/háček ("v") over the letter</text:p>
          </table:table-cell>
          <table:table-cell/>
          <table:table-cell table:formula="of:=CONCATENATE([.A$2];[.B17];[.C$2];[.D17];[.E$2])" office:value-type="string" office:string-value="_latex.Add(“\v{s}“, “š“);" calcext:value-type="string">
            <text:p>_latex.Add(“\v{s}“, “š“);</text:p>
          </table:table-cell>
        </table:table-row>
        <table:table-row table:style-name="ro1">
          <table:table-cell/>
          <table:table-cell office:value-type="string" calcext:value-type="string">
            <text:p>\t{oo}</text:p>
          </table:table-cell>
          <table:table-cell table:style-name="ce2"/>
          <table:table-cell office:value-type="string" calcext:value-type="string">
            <text:p>o͡o</text:p>
          </table:table-cell>
          <table:table-cell/>
          <table:table-cell table:style-name="ce2" office:value-type="string" calcext:value-type="string">
            <text:p>"tie" (inverted u) over the two letters</text:p>
          </table:table-cell>
          <table:table-cell/>
          <table:table-cell table:formula="of:=CONCATENATE([.A$2];[.B18];[.C$2];[.D18];[.E$2])" office:value-type="string" office:string-value="_latex.Add(“\t{oo}“, “o͡o“);" calcext:value-type="string">
            <text:p>_latex.Add(“\t{oo}“, “o͡o“);</text:p>
          </table:table-cell>
        </table:table-row>
        <table:table-row table:style-name="ro3">
          <table:table-cell/>
          <table:table-cell office:value-type="string" calcext:value-type="string">
            <text:p>\o</text:p>
          </table:table-cell>
          <table:table-cell table:style-name="ce2"/>
          <table:table-cell office:value-type="string" calcext:value-type="string">
            <text:p>ø</text:p>
          </table:table-cell>
          <table:table-cell/>
          <table:table-cell table:style-name="ce2" office:value-type="string" calcext:value-type="string">
            <text:p>slashed o (o with stroke)</text:p>
          </table:table-cell>
          <table:table-cell/>
          <table:table-cell table:formula="of:=CONCATENATE(SUBSTITUTE([.A$2];&quot;\&quot;;&quot;\\&quot;);[.B19];[.C$2];[.D19];[.E$2])" office:value-type="string" office:string-value="_latex.Add(“\o“, “ø“);" calcext:value-type="string">
            <text:p>_latex.Add(“\o“, “ø“);</text:p>
          </table:table-cell>
        </table:table-row>
        <table:table-row table:style-name="ro3">
          <table:table-cell/>
          <table:table-cell office:value-type="string" calcext:value-type="string">
            <text:p>\%</text:p>
          </table:table-cell>
          <table:table-cell/>
          <table:table-cell office:value-type="string" calcext:value-type="string">
            <text:p>%</text:p>
          </table:table-cell>
          <table:table-cell table:style-name="ce4">
            <draw:frame table:end-cell-address="Sheet1.E20" table:end-x="-602.79mm" table:end-y="-417.81mm" draw:z-index="0" draw:name="https://wikimedia.org/api/rest_v1/media/math/render/svg/e5a85b333ac4e07604aff5d6d89bba8c2341802b" draw:style-name="gr1" draw:text-style-name="P1" svg:width="602.79mm" svg:height="417.31mm" svg:x="-602.79mm" svg:y="-417.31mm">
              <draw:image xlink:href="https://wikimedia.org/api/rest_v1/media/math/render/svg/e5a85b333ac4e07604aff5d6d89bba8c2341802b" xlink:type="simple" xlink:show="embed" xlink:actuate="onLoad">
                <text:p/>
              </draw:image>
              <draw:image xlink:href="Pictures/100002010000000100000001300C4AE4435E2669.png" xlink:type="simple" xlink:show="embed" xlink:actuate="onLoad"/>
            </draw:frame>
          </table:table-cell>
          <table:table-cell table:number-columns-repeated="2"/>
          <table:table-cell table:formula="of:=CONCATENATE(SUBSTITUTE([.A$2];&quot;\&quot;;&quot;\\&quot;);[.B20];[.C$2];[.D20];[.E$2])" office:value-type="string" office:string-value="_latex.Add(“\%“, “%“);" calcext:value-type="string">
            <text:p>_latex.Add(“\%“, “%“);</text:p>
          </table:table-cell>
        </table:table-row>
        <table:table-row table:style-name="ro3">
          <table:table-cell/>
          <table:table-cell office:value-type="string" calcext:value-type="string">
            <text:p>\$</text:p>
          </table:table-cell>
          <table:table-cell/>
          <table:table-cell office:value-type="string" calcext:value-type="string">
            <text:p>$</text:p>
          </table:table-cell>
          <table:table-cell table:style-name="ce4"/>
          <table:table-cell table:number-columns-repeated="2"/>
          <table:table-cell table:formula="of:=CONCATENATE(SUBSTITUTE([.A$2];&quot;\&quot;;&quot;\\&quot;);[.B21];[.C$2];[.D21];[.E$2])" office:value-type="string" office:string-value="_latex.Add(“\$“, “$“);" calcext:value-type="string">
            <text:p>_latex.Add(“\$“, “$“);</text:p>
          </table:table-cell>
        </table:table-row>
        <table:table-row table:style-name="ro3">
          <table:table-cell/>
          <table:table-cell office:value-type="string" calcext:value-type="string">
            <text:p>\{</text:p>
          </table:table-cell>
          <table:table-cell/>
          <table:table-cell office:value-type="string" calcext:value-type="string">
            <text:p>{</text:p>
          </table:table-cell>
          <table:table-cell table:style-name="ce4">
            <draw:frame table:end-cell-address="Sheet1.E22" table:end-x="-602.79mm" table:end-y="-427.8mm" draw:z-index="1" draw:name="https://wikimedia.org/api/rest_v1/media/math/render/svg/c1288432dfd9ce5f65857a9e6bbf0d4876b403d2" draw:style-name="gr1" draw:text-style-name="P1" svg:width="602.79mm" svg:height="426.31mm" svg:x="-602.79mm" svg:y="-426.31mm">
              <draw:image xlink:href="https://wikimedia.org/api/rest_v1/media/math/render/svg/c1288432dfd9ce5f65857a9e6bbf0d4876b403d2" xlink:type="simple" xlink:show="embed" xlink:actuate="onLoad">
                <text:p/>
              </draw:image>
              <draw:image xlink:href="Pictures/100002010000000100000001300C4AE4435E2669.png" xlink:type="simple" xlink:show="embed" xlink:actuate="onLoad"/>
            </draw:frame>
          </table:table-cell>
          <table:table-cell table:number-columns-repeated="2"/>
          <table:table-cell table:formula="of:=CONCATENATE(SUBSTITUTE([.A$2];&quot;\&quot;;&quot;\\&quot;);[.B22];[.C$2];[.D22];[.E$2])" office:value-type="string" office:string-value="_latex.Add(“\{“, “{“);" calcext:value-type="string">
            <text:p>_latex.Add(“\{“, “{“);</text:p>
          </table:table-cell>
        </table:table-row>
        <table:table-row table:style-name="ro3">
          <table:table-cell/>
          <table:table-cell office:value-type="string" calcext:value-type="string">
            <text:p>\_</text:p>
          </table:table-cell>
          <table:table-cell/>
          <table:table-cell office:value-type="string" calcext:value-type="string">
            <text:p>_</text:p>
          </table:table-cell>
          <table:table-cell table:style-name="ce4">
            <draw:frame table:end-cell-address="Sheet1.E23" table:end-x="-602.79mm" table:end-y="-432.79mm" draw:z-index="2" draw:name="https://wikimedia.org/api/rest_v1/media/math/render/svg/607511f7dad0a129c99d2d8880f191ad96e3d592" draw:style-name="gr1" draw:text-style-name="P1" svg:width="602.79mm" svg:height="430.8mm" svg:x="-602.79mm" svg:y="-430.81mm">
              <draw:image xlink:href="https://wikimedia.org/api/rest_v1/media/math/render/svg/607511f7dad0a129c99d2d8880f191ad96e3d592" xlink:type="simple" xlink:show="embed" xlink:actuate="onLoad">
                <text:p/>
              </draw:image>
              <draw:image xlink:href="Pictures/100002010000000100000001300C4AE4435E2669.png" xlink:type="simple" xlink:show="embed" xlink:actuate="onLoad"/>
            </draw:frame>
          </table:table-cell>
          <table:table-cell table:number-columns-repeated="2"/>
          <table:table-cell table:formula="of:=CONCATENATE(SUBSTITUTE([.A$2];&quot;\&quot;;&quot;\\&quot;);[.B23];[.C$2];[.D23];[.E$2])" office:value-type="string" office:string-value="_latex.Add(“\_“, “_“);" calcext:value-type="string">
            <text:p>_latex.Add(“\_“, “_“);</text:p>
          </table:table-cell>
        </table:table-row>
        <table:table-row table:style-name="ro3">
          <table:table-cell/>
          <table:table-cell office:value-type="string" calcext:value-type="string">
            <text:p>\P</text:p>
          </table:table-cell>
          <table:table-cell/>
          <table:table-cell office:value-type="string" calcext:value-type="string">
            <text:p>¶</text:p>
          </table:table-cell>
          <table:table-cell table:style-name="ce4">
            <draw:frame table:end-cell-address="Sheet1.E24" table:end-x="-602.79mm" table:end-y="-437.78mm" draw:z-index="3" draw:name="https://wikimedia.org/api/rest_v1/media/math/render/svg/d6e7a47a41d1732b50368b4c2e8087ed94eec8f0" draw:style-name="gr1" draw:text-style-name="P1" svg:width="602.79mm" svg:height="435.3mm" svg:x="-602.79mm" svg:y="-435.3mm">
              <draw:image xlink:href="https://wikimedia.org/api/rest_v1/media/math/render/svg/d6e7a47a41d1732b50368b4c2e8087ed94eec8f0" xlink:type="simple" xlink:show="embed" xlink:actuate="onLoad">
                <text:p/>
              </draw:image>
              <draw:image xlink:href="Pictures/100002010000000100000001300C4AE4435E2669.png" xlink:type="simple" xlink:show="embed" xlink:actuate="onLoad"/>
            </draw:frame>
          </table:table-cell>
          <table:table-cell table:number-columns-repeated="2"/>
          <table:table-cell table:formula="of:=CONCATENATE(SUBSTITUTE([.A$2];&quot;\&quot;;&quot;\\&quot;);[.B24];[.C$2];[.D24];[.E$2])" office:value-type="string" office:string-value="_latex.Add(“\P“, “¶“);" calcext:value-type="string">
            <text:p>_latex.Add(“\P“, “¶“);</text:p>
          </table:table-cell>
        </table:table-row>
        <table:table-row table:style-name="ro3">
          <table:table-cell/>
          <table:table-cell office:value-type="string" calcext:value-type="string">
            <text:p>\ddag</text:p>
          </table:table-cell>
          <table:table-cell/>
          <table:table-cell office:value-type="string" calcext:value-type="string">
            <text:p>‡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formula="of:=CONCATENATE(SUBSTITUTE([.A$2];&quot;\&quot;;&quot;\\&quot;);[.B25];[.C$2];[.D25];[.E$2])" office:value-type="string" office:string-value="_latex.Add(“\ddag“, “‡“);" calcext:value-type="string">
            <text:p>_latex.Add(“\ddag“, “‡“);</text:p>
          </table:table-cell>
        </table:table-row>
        <table:table-row table:style-name="ro3">
          <table:table-cell/>
          <table:table-cell office:value-type="string" calcext:value-type="string">
            <text:p>\textbar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formula="of:=CONCATENATE(SUBSTITUTE([.A$2];&quot;\&quot;;&quot;\\&quot;);[.B26];[.C$2];[.D26];[.E$2])" office:value-type="string" office:string-value="_latex.Add(“\textbar“, “|“);" calcext:value-type="string">
            <text:p>_latex.Add(“\textbar“, “|“);</text:p>
          </table:table-cell>
        </table:table-row>
        <table:table-row table:style-name="ro3">
          <table:table-cell/>
          <table:table-cell office:value-type="string" calcext:value-type="string">
            <text:p>\textgreater</text:p>
          </table:table-cell>
          <table:table-cell/>
          <table:table-cell office:value-type="string" calcext:value-type="string">
            <text:p>&gt;</text:p>
          </table:table-cell>
          <table:table-cell table:style-name="ce4">
            <draw:frame table:end-cell-address="Sheet1.E27" table:end-x="-602.79mm" table:end-y="-452.75mm" draw:z-index="4" draw:name="https://wikimedia.org/api/rest_v1/media/math/render/svg/1b27b77ab4e3293ea9ce65cef60fea655c398423" draw:style-name="gr1" draw:text-style-name="P1" svg:width="602.79mm" svg:height="448.8mm" svg:x="-602.79mm" svg:y="-448.8mm">
              <draw:image xlink:href="https://wikimedia.org/api/rest_v1/media/math/render/svg/1b27b77ab4e3293ea9ce65cef60fea655c398423" xlink:type="simple" xlink:show="embed" xlink:actuate="onLoad">
                <text:p/>
              </draw:image>
              <draw:image xlink:href="Pictures/100002010000000100000001300C4AE4435E2669.png" xlink:type="simple" xlink:show="embed" xlink:actuate="onLoad"/>
            </draw:frame>
          </table:table-cell>
          <table:table-cell table:number-columns-repeated="2"/>
          <table:table-cell table:formula="of:=CONCATENATE(SUBSTITUTE([.A$2];&quot;\&quot;;&quot;\\&quot;);[.B27];[.C$2];[.D27];[.E$2])" office:value-type="string" office:string-value="_latex.Add(“\textgreater“, “&gt;“);" calcext:value-type="string">
            <text:p>_latex.Add(“\textgreater“, “&gt;“);</text:p>
          </table:table-cell>
        </table:table-row>
        <table:table-row table:style-name="ro3">
          <table:table-cell/>
          <table:table-cell office:value-type="string" calcext:value-type="string">
            <text:p>\textendash</text:p>
          </table:table-cell>
          <table:table-cell/>
          <table:table-cell office:value-type="string" calcext:value-type="string">
            <text:p>–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formula="of:=CONCATENATE(SUBSTITUTE([.A$2];&quot;\&quot;;&quot;\\&quot;);[.B28];[.C$2];[.D28];[.E$2])" office:value-type="string" office:string-value="_latex.Add(“\textendash“, “–“);" calcext:value-type="string">
            <text:p>_latex.Add(“\textendash“, “–“);</text:p>
          </table:table-cell>
        </table:table-row>
        <table:table-row table:style-name="ro3">
          <table:table-cell/>
          <table:table-cell office:value-type="string" calcext:value-type="string">
            <text:p>\texttrademark</text:p>
          </table:table-cell>
          <table:table-cell/>
          <table:table-cell office:value-type="string" calcext:value-type="string">
            <text:p>™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formula="of:=CONCATENATE(SUBSTITUTE([.A$2];&quot;\&quot;;&quot;\\&quot;);[.B29];[.C$2];[.D29];[.E$2])" office:value-type="string" office:string-value="_latex.Add(“\texttrademark“, “™“);" calcext:value-type="string">
            <text:p>_latex.Add(“\texttrademark“, “™“);</text:p>
          </table:table-cell>
        </table:table-row>
        <table:table-row table:style-name="ro3">
          <table:table-cell/>
          <table:table-cell office:value-type="string" calcext:value-type="string">
            <text:p>\textexclamdown</text:p>
          </table:table-cell>
          <table:table-cell/>
          <table:table-cell office:value-type="string" calcext:value-type="string">
            <text:p>¡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formula="of:=CONCATENATE(SUBSTITUTE([.A$2];&quot;\&quot;;&quot;\\&quot;);[.B30];[.C$2];[.D30];[.E$2])" office:value-type="string" office:string-value="_latex.Add(“\textexclamdown“, “¡“);" calcext:value-type="string">
            <text:p>_latex.Add(“\textexclamdown“, “¡“);</text:p>
          </table:table-cell>
        </table:table-row>
        <table:table-row table:style-name="ro3">
          <table:table-cell/>
          <table:table-cell office:value-type="string" calcext:value-type="string">
            <text:p>\textsuperscript{a}</text:p>
          </table:table-cell>
          <table:table-cell/>
          <table:table-cell office:value-type="string" calcext:value-type="string">
            <text:p>a</text:p>
          </table:table-cell>
          <table:table-cell table:style-name="ce4">
            <draw:frame table:end-cell-address="Sheet1.E31" table:end-x="-602.79mm" table:end-y="-472.71mm" draw:z-index="5" draw:name="https://wikimedia.org/api/rest_v1/media/math/render/svg/67d507f7ceb51c47ca96868a57551b053d76c8b0" draw:style-name="gr1" draw:text-style-name="P1" svg:width="602.79mm" svg:height="466.78mm" svg:x="-602.79mm" svg:y="-466.78mm">
              <draw:image xlink:href="https://wikimedia.org/api/rest_v1/media/math/render/svg/67d507f7ceb51c47ca96868a57551b053d76c8b0" xlink:type="simple" xlink:show="embed" xlink:actuate="onLoad">
                <text:p/>
              </draw:image>
              <draw:image xlink:href="Pictures/100002010000000100000001300C4AE4435E2669.png" xlink:type="simple" xlink:show="embed" xlink:actuate="onLoad"/>
            </draw:frame>
          </table:table-cell>
          <table:table-cell table:number-columns-repeated="2"/>
          <table:table-cell table:formula="of:=CONCATENATE(SUBSTITUTE([.A$2];&quot;\&quot;;&quot;\\&quot;);[.B31];[.C$2];[.D31];[.E$2])" office:value-type="string" office:string-value="_latex.Add(“\textsuperscript{a}“, “a“);" calcext:value-type="string">
            <text:p>_latex.Add(“\textsuperscript{a}“, “a“);</text:p>
          </table:table-cell>
        </table:table-row>
        <table:table-row table:style-name="ro3">
          <table:table-cell/>
          <table:table-cell office:value-type="string" calcext:value-type="string">
            <text:p>\pounds</text:p>
          </table:table-cell>
          <table:table-cell/>
          <table:table-cell office:value-type="string" calcext:value-type="string">
            <text:p>£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formula="of:=CONCATENATE(SUBSTITUTE([.A$2];&quot;\&quot;;&quot;\\&quot;);[.B32];[.C$2];[.D32];[.E$2])" office:value-type="string" office:string-value="_latex.Add(“\pounds“, “£“);" calcext:value-type="string">
            <text:p>_latex.Add(“\pounds“, “£“);</text:p>
          </table:table-cell>
        </table:table-row>
        <table:table-row table:style-name="ro3">
          <table:table-cell/>
          <table:table-cell office:value-type="string" calcext:value-type="string">
            <text:p>\#</text:p>
          </table:table-cell>
          <table:table-cell/>
          <table:table-cell office:value-type="string" calcext:value-type="string">
            <text:p>#</text:p>
          </table:table-cell>
          <table:table-cell table:style-name="ce4">
            <draw:frame table:end-cell-address="Sheet1.E33" table:end-x="-602.79mm" table:end-y="-482.69mm" draw:z-index="6" draw:name="https://wikimedia.org/api/rest_v1/media/math/render/svg/f72e8254fd59fa4060c66c9310acbaf6df2ce894" draw:style-name="gr1" draw:text-style-name="P1" svg:width="602.79mm" svg:height="475.77mm" svg:x="-602.79mm" svg:y="-475.77mm">
              <draw:image xlink:href="https://wikimedia.org/api/rest_v1/media/math/render/svg/f72e8254fd59fa4060c66c9310acbaf6df2ce894" xlink:type="simple" xlink:show="embed" xlink:actuate="onLoad">
                <text:p/>
              </draw:image>
              <draw:image xlink:href="Pictures/100002010000000100000001300C4AE4435E2669.png" xlink:type="simple" xlink:show="embed" xlink:actuate="onLoad"/>
            </draw:frame>
          </table:table-cell>
          <table:table-cell table:number-columns-repeated="2"/>
          <table:table-cell table:formula="of:=CONCATENATE(SUBSTITUTE([.A$2];&quot;\&quot;;&quot;\\&quot;);[.B33];[.C$2];[.D33];[.E$2])" office:value-type="string" office:string-value="_latex.Add(“\#“, “#“);" calcext:value-type="string">
            <text:p>_latex.Add(“\#“, “#“);</text:p>
          </table:table-cell>
        </table:table-row>
        <table:table-row table:style-name="ro3">
          <table:table-cell/>
          <table:table-cell office:value-type="string" calcext:value-type="string">
            <text:p>\&amp;</text:p>
          </table:table-cell>
          <table:table-cell/>
          <table:table-cell office:value-type="string" calcext:value-type="string">
            <text:p>&amp;</text:p>
          </table:table-cell>
          <table:table-cell table:style-name="ce4">
            <draw:frame table:end-cell-address="Sheet1.E34" table:end-x="-602.79mm" table:end-y="-487.68mm" draw:z-index="7" draw:name="https://wikimedia.org/api/rest_v1/media/math/render/svg/bf7e8142574f96000e13827167bdfdd69e38076f" draw:style-name="gr1" draw:text-style-name="P1" svg:width="602.79mm" svg:height="480.27mm" svg:x="-602.79mm" svg:y="-480.27mm">
              <draw:image xlink:href="https://wikimedia.org/api/rest_v1/media/math/render/svg/bf7e8142574f96000e13827167bdfdd69e38076f" xlink:type="simple" xlink:show="embed" xlink:actuate="onLoad">
                <text:p/>
              </draw:image>
              <draw:image xlink:href="Pictures/100002010000000100000001300C4AE4435E2669.png" xlink:type="simple" xlink:show="embed" xlink:actuate="onLoad"/>
            </draw:frame>
          </table:table-cell>
          <table:table-cell table:number-columns-repeated="2"/>
          <table:table-cell table:formula="of:=CONCATENATE(SUBSTITUTE([.A$2];&quot;\&quot;;&quot;\\&quot;);[.B34];[.C$2];[.D34];[.E$2])" office:value-type="string" office:string-value="_latex.Add(“\&amp;“, “&amp;“);" calcext:value-type="string">
            <text:p>_latex.Add(“\&amp;“, “&amp;“);</text:p>
          </table:table-cell>
        </table:table-row>
        <table:table-row table:style-name="ro3">
          <table:table-cell/>
          <table:table-cell office:value-type="string" calcext:value-type="string">
            <text:p>\}</text:p>
          </table:table-cell>
          <table:table-cell/>
          <table:table-cell office:value-type="string" calcext:value-type="string">
            <text:p>}</text:p>
          </table:table-cell>
          <table:table-cell table:style-name="ce4">
            <draw:frame table:end-cell-address="Sheet1.E35" table:end-x="-602.79mm" table:end-y="-492.68mm" draw:z-index="8" draw:name="https://wikimedia.org/api/rest_v1/media/math/render/svg/2cf208e5d370391e66767f13641bd5ee6ad93825" draw:style-name="gr1" draw:text-style-name="P1" svg:width="602.79mm" svg:height="484.77mm" svg:x="-602.79mm" svg:y="-484.77mm">
              <draw:image xlink:href="https://wikimedia.org/api/rest_v1/media/math/render/svg/2cf208e5d370391e66767f13641bd5ee6ad93825" xlink:type="simple" xlink:show="embed" xlink:actuate="onLoad">
                <text:p/>
              </draw:image>
              <draw:image xlink:href="Pictures/100002010000000100000001300C4AE4435E2669.png" xlink:type="simple" xlink:show="embed" xlink:actuate="onLoad"/>
            </draw:frame>
          </table:table-cell>
          <table:table-cell table:number-columns-repeated="2"/>
          <table:table-cell table:formula="of:=CONCATENATE(SUBSTITUTE([.A$2];&quot;\&quot;;&quot;\\&quot;);[.B35];[.C$2];[.D35];[.E$2])" office:value-type="string" office:string-value="_latex.Add(“\}“, “}“);" calcext:value-type="string">
            <text:p>_latex.Add(“\}“, “}“);</text:p>
          </table:table-cell>
        </table:table-row>
        <table:table-row table:style-name="ro3">
          <table:table-cell/>
          <table:table-cell office:value-type="string" calcext:value-type="string">
            <text:p>\S</text:p>
          </table:table-cell>
          <table:table-cell/>
          <table:table-cell office:value-type="string" calcext:value-type="string">
            <text:p>§</text:p>
          </table:table-cell>
          <table:table-cell table:style-name="ce4">
            <draw:frame table:end-cell-address="Sheet1.E36" table:end-x="-602.79mm" table:end-y="-497.67mm" draw:z-index="9" draw:name="https://wikimedia.org/api/rest_v1/media/math/render/svg/20b4894f6444c219b0bde64c78d036d7bae52637" draw:style-name="gr1" draw:text-style-name="P1" svg:width="602.79mm" svg:height="489.27mm" svg:x="-602.79mm" svg:y="-489.27mm">
              <draw:image xlink:href="https://wikimedia.org/api/rest_v1/media/math/render/svg/20b4894f6444c219b0bde64c78d036d7bae52637" xlink:type="simple" xlink:show="embed" xlink:actuate="onLoad">
                <text:p/>
              </draw:image>
              <draw:image xlink:href="Pictures/100002010000000100000001300C4AE4435E2669.png" xlink:type="simple" xlink:show="embed" xlink:actuate="onLoad"/>
            </draw:frame>
          </table:table-cell>
          <table:table-cell table:number-columns-repeated="2"/>
          <table:table-cell table:formula="of:=CONCATENATE(SUBSTITUTE([.A$2];&quot;\&quot;;&quot;\\&quot;);[.B36];[.C$2];[.D36];[.E$2])" office:value-type="string" office:string-value="_latex.Add(“\S“, “§“);" calcext:value-type="string">
            <text:p>_latex.Add(“\S“, “§“);</text:p>
          </table:table-cell>
        </table:table-row>
        <table:table-row table:style-name="ro3">
          <table:table-cell/>
          <table:table-cell office:value-type="string" calcext:value-type="string">
            <text:p>\dag</text:p>
          </table:table-cell>
          <table:table-cell/>
          <table:table-cell office:value-type="string" calcext:value-type="string">
            <text:p>†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formula="of:=CONCATENATE(SUBSTITUTE([.A$2];&quot;\&quot;;&quot;\\&quot;);[.B37];[.C$2];[.D37];[.E$2])" office:value-type="string" office:string-value="_latex.Add(“\dag“, “†“);" calcext:value-type="string">
            <text:p>_latex.Add(“\dag“, “†“);</text:p>
          </table:table-cell>
        </table:table-row>
        <table:table-row table:style-name="ro3">
          <table:table-cell/>
          <table:table-cell office:value-type="string" calcext:value-type="string">
            <text:p>\textbackslash</text:p>
          </table:table-cell>
          <table:table-cell/>
          <table:table-cell office:value-type="string" calcext:value-type="string">
            <text:p>\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formula="of:=CONCATENATE(SUBSTITUTE([.A$2];&quot;\&quot;;&quot;\\&quot;);[.B38];[.C$2];[.D38];[.E$2])" office:value-type="string" office:string-value="_latex.Add(“\textbackslash“, “\“);" calcext:value-type="string">
            <text:p>_latex.Add(“\textbackslash“, “\“);</text:p>
          </table:table-cell>
        </table:table-row>
        <table:table-row table:style-name="ro3">
          <table:table-cell/>
          <table:table-cell office:value-type="string" calcext:value-type="string">
            <text:p>\textless</text:p>
          </table:table-cell>
          <table:table-cell/>
          <table:table-cell office:value-type="string" calcext:value-type="string">
            <text:p>&lt;</text:p>
          </table:table-cell>
          <table:table-cell table:style-name="ce4">
            <draw:frame table:end-cell-address="Sheet1.E39" table:end-x="-602.79mm" table:end-y="-512.64mm" draw:z-index="10" draw:name="https://wikimedia.org/api/rest_v1/media/math/render/svg/33737c89a17785dacc8638b4d66db3d5c8670de1" draw:style-name="gr1" draw:text-style-name="P1" svg:width="602.79mm" svg:height="502.75mm" svg:x="-602.79mm" svg:y="-502.75mm">
              <draw:image xlink:href="https://wikimedia.org/api/rest_v1/media/math/render/svg/33737c89a17785dacc8638b4d66db3d5c8670de1" xlink:type="simple" xlink:show="embed" xlink:actuate="onLoad">
                <text:p/>
              </draw:image>
              <draw:image xlink:href="Pictures/100002010000000100000001300C4AE4435E2669.png" xlink:type="simple" xlink:show="embed" xlink:actuate="onLoad"/>
            </draw:frame>
          </table:table-cell>
          <table:table-cell table:number-columns-repeated="2"/>
          <table:table-cell table:formula="of:=CONCATENATE(SUBSTITUTE([.A$2];&quot;\&quot;;&quot;\\&quot;);[.B39];[.C$2];[.D39];[.E$2])" office:value-type="string" office:string-value="_latex.Add(“\textless“, “&lt;“);" calcext:value-type="string">
            <text:p>_latex.Add(“\textless“, “&lt;“);</text:p>
          </table:table-cell>
        </table:table-row>
        <table:table-row table:style-name="ro3">
          <table:table-cell/>
          <table:table-cell office:value-type="string" calcext:value-type="string">
            <text:p>\textemdash</text:p>
          </table:table-cell>
          <table:table-cell/>
          <table:table-cell office:value-type="string" calcext:value-type="string">
            <text:p>—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formula="of:=CONCATENATE(SUBSTITUTE([.A$2];&quot;\&quot;;&quot;\\&quot;);[.B40];[.C$2];[.D40];[.E$2])" office:value-type="string" office:string-value="_latex.Add(“\textemdash“, “—“);" calcext:value-type="string">
            <text:p>_latex.Add(“\textemdash“, “—“);</text:p>
          </table:table-cell>
        </table:table-row>
        <table:table-row table:style-name="ro3">
          <table:table-cell/>
          <table:table-cell office:value-type="string" calcext:value-type="string">
            <text:p>\textregistered</text:p>
          </table:table-cell>
          <table:table-cell/>
          <table:table-cell office:value-type="string" calcext:value-type="string">
            <text:p>®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formula="of:=CONCATENATE(SUBSTITUTE([.A$2];&quot;\&quot;;&quot;\\&quot;);[.B41];[.C$2];[.D41];[.E$2])" office:value-type="string" office:string-value="_latex.Add(“\textregistered“, “®“);" calcext:value-type="string">
            <text:p>_latex.Add(“\textregistered“, “®“);</text:p>
          </table:table-cell>
        </table:table-row>
        <table:table-row table:style-name="ro3">
          <table:table-cell/>
          <table:table-cell office:value-type="string" calcext:value-type="string">
            <text:p>\textquestiondown</text:p>
          </table:table-cell>
          <table:table-cell/>
          <table:table-cell office:value-type="string" calcext:value-type="string">
            <text:p>¿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formula="of:=CONCATENATE(SUBSTITUTE([.A$2];&quot;\&quot;;&quot;\\&quot;);[.B42];[.C$2];[.D42];[.E$2])" office:value-type="string" office:string-value="_latex.Add(“\textquestiondown“, “¿“);" calcext:value-type="string">
            <text:p>_latex.Add(“\textquestiondown“, “¿“);</text:p>
          </table:table-cell>
        </table:table-row>
        <table:table-row table:style-name="ro3">
          <table:table-cell/>
          <table:table-cell office:value-type="string" calcext:value-type="string">
            <text:p>\textcircled{a}</text:p>
          </table:table-cell>
          <table:table-cell/>
          <table:table-cell office:value-type="string" calcext:value-type="string">
            <text:p>ⓐ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formula="of:=CONCATENATE(SUBSTITUTE([.A$2];&quot;\&quot;;&quot;\\&quot;);[.B43];[.C$2];[.D43];[.E$2])" office:value-type="string" office:string-value="_latex.Add(“\textcircled{a}“, “ⓐ“);" calcext:value-type="string">
            <text:p>_latex.Add(“\textcircled{a}“, “ⓐ“);</text:p>
          </table:table-cell>
        </table:table-row>
        <table:table-row table:style-name="ro3">
          <table:table-cell/>
          <table:table-cell office:value-type="string" calcext:value-type="string">
            <text:p>\copyright</text:p>
          </table:table-cell>
          <table:table-cell/>
          <table:table-cell office:value-type="string" calcext:value-type="string">
            <text:p>©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formula="of:=CONCATENATE(SUBSTITUTE([.A$2];&quot;\&quot;;&quot;\\&quot;);[.B44];[.C$2];[.D44];[.E$2])" office:value-type="string" office:string-value="_latex.Add(“\copyright“, “©“);" calcext:value-type="string">
            <text:p>_latex.Add(“\copyright“, “©“);</text:p>
          </table:table-cell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formula="of:=CONCATENATE(SUBSTITUTE([.A$2];&quot;\&quot;;&quot;\\&quot;);[.B45];[.C$2];[.D45];[.E$2])" office:value-type="string" office:string-value="_latex.Add(““, ““);" calcext:value-type="string">
            <text:p>_latex.Add(““, ““);</text:p>
          </table:table-cell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formula="of:=CONCATENATE(SUBSTITUTE([.A$2];&quot;\&quot;;&quot;\\&quot;);[.B46];[.C$2];[.D46];[.E$2])" office:value-type="string" office:string-value="_latex.Add(““, ““);" calcext:value-type="string">
            <text:p>_latex.Add(““, ““);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17:18:16.3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6:53:00.15</meta:creation-date>
    <dc:date>2018-06-22T19:18:39.477000000</dc:date>
    <meta:editing-duration>PT1H56M52S</meta:editing-duration>
    <meta:editing-cycles>3</meta:editing-cycles>
    <meta:generator>LibreOffice/5.4.5.1$Windows_X86_64 LibreOffice_project/79c9829dd5d8054ec39a82dc51cd9eff340dbee8</meta:generator>
    <meta:document-statistic meta:table-count="3" meta:cell-count="168" meta:object-count="11"/>
  </office:meta>
</office:document-meta>
</file>